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Google Sans" svg:font-family="'Google Sans', arial, sans-serif"/>
    <style:font-face style:name="arial" svg:font-family="arial, sans-serif"/>
    <style:font-face style:name="inherit" svg:font-family="inherit"/>
    <style:font-face style:name="Liberation Mono" svg:font-family="'Liberation Mono'" style:font-family-generic="modern" style:font-pitch="fixed"/>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ec44f" officeooo:paragraph-rsid="001ec44f"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18pt" officeooo:rsid="001ec44f" officeooo:paragraph-rsid="001ec44f" style:font-size-asian="18pt" style:font-size-complex="18pt"/>
    </style:style>
    <style:style style:name="P3" style:family="paragraph" style:parent-style-name="Standard">
      <style:paragraph-properties fo:text-align="justify" style:justify-single-word="false"/>
      <style:text-properties fo:font-size="12pt" officeooo:rsid="001ec44f" officeooo:paragraph-rsid="001ec44f" style:font-size-asian="10.5pt" style:font-size-complex="12pt"/>
    </style:style>
    <style:style style:name="P4" style:family="paragraph" style:parent-style-name="Standard">
      <style:paragraph-properties fo:text-align="justify" style:justify-single-word="false"/>
      <style:text-properties fo:font-size="12pt" officeooo:rsid="001fa9a8" officeooo:paragraph-rsid="001fa9a8" style:font-size-asian="10.5pt" style:font-size-complex="12pt"/>
    </style:style>
    <style:style style:name="P5" style:family="paragraph" style:parent-style-name="Standard">
      <style:paragraph-properties fo:text-align="start" style:justify-single-word="false"/>
      <style:text-properties fo:font-size="12pt" officeooo:rsid="000e3a97" officeooo:paragraph-rsid="001fa9a8" style:font-size-asian="10.5pt" style:font-size-complex="12pt"/>
    </style:style>
    <style:style style:name="P6" style:family="paragraph" style:parent-style-name="Standard">
      <style:paragraph-properties fo:text-align="justify" style:justify-single-word="false"/>
      <style:text-properties fo:font-size="12pt" fo:font-weight="bold" officeooo:rsid="001ec44f" officeooo:paragraph-rsid="001ec44f"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font-weight="bold" officeooo:rsid="001fee60" officeooo:paragraph-rsid="001fee60"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Lato Medium" fo:font-size="12pt" fo:font-weight="bold" officeooo:rsid="000e3a97" officeooo:paragraph-rsid="001fa9a8" style:font-size-asian="10.5pt" style:font-weight-asian="bold" style:font-size-complex="12pt" style:font-weight-complex="bold"/>
    </style:style>
    <style:style style:name="P9" style:family="paragraph" style:parent-style-name="Standard">
      <style:paragraph-properties fo:text-align="start" style:justify-single-word="false"/>
      <style:text-properties style:font-name="Lato Medium" fo:font-size="12pt" fo:font-weight="bold" officeooo:rsid="001fee60" officeooo:paragraph-rsid="001fee60" style:font-size-asian="10.5pt" style:font-weight-asian="bold" style:font-size-complex="12pt" style:font-weight-complex="bold"/>
    </style:style>
    <style:style style:name="P10" style:family="paragraph" style:parent-style-name="Standard">
      <style:paragraph-properties fo:text-align="justify" style:justify-single-word="false"/>
      <style:text-properties style:font-name="Lato Medium" fo:font-size="12pt" fo:font-weight="bold" officeooo:rsid="001fee60" officeooo:paragraph-rsid="002cbb63" style:font-size-asian="10.5pt" style:font-weight-asian="bold" style:font-size-complex="12pt" style:font-weight-complex="bold"/>
    </style:style>
    <style:style style:name="P11" style:family="paragraph" style:parent-style-name="Standard">
      <style:paragraph-properties fo:text-align="justify" style:justify-single-word="false"/>
      <style:text-properties style:font-name="Lato Medium" fo:font-size="12pt" fo:font-weight="bold" officeooo:rsid="00289da4" officeooo:paragraph-rsid="00289da4" style:font-size-asian="10.5pt" style:font-weight-asian="bold" style:font-size-complex="12pt" style:font-weight-complex="bold"/>
    </style:style>
    <style:style style:name="P12" style:family="paragraph" style:parent-style-name="Standard">
      <style:paragraph-properties fo:text-align="start" style:justify-single-word="false"/>
      <style:text-properties style:font-name="Lato Medium" fo:font-size="12pt" fo:font-weight="bold" officeooo:rsid="00289da4" officeooo:paragraph-rsid="00289da4"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ato Medium" fo:font-size="12pt" officeooo:rsid="001fa9a8" officeooo:paragraph-rsid="001fa9a8" style:font-size-asian="10.5pt" style:font-size-complex="12pt"/>
    </style:style>
    <style:style style:name="P14" style:family="paragraph" style:parent-style-name="Standard">
      <style:paragraph-properties fo:text-align="start" style:justify-single-word="false"/>
      <style:text-properties style:font-name="Lato Medium" fo:font-size="12pt" fo:font-weight="normal" officeooo:rsid="001fee60" officeooo:paragraph-rsid="001fee6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ato Medium" fo:font-size="12pt" fo:font-weight="normal" officeooo:rsid="00289da4" officeooo:paragraph-rsid="00289da4"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ato Medium" fo:font-size="12pt" fo:font-weight="normal" officeooo:rsid="00289da4" officeooo:paragraph-rsid="002a4ed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ato Medium" fo:font-size="12pt" fo:font-weight="normal" officeooo:rsid="002a1715" officeooo:paragraph-rsid="002a171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ato Medium" fo:font-size="12pt" fo:font-weight="normal" officeooo:rsid="002a1715" officeooo:paragraph-rsid="002a4497"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ato Medium" fo:font-size="12pt" fo:font-weight="normal" officeooo:rsid="002a1715" officeooo:paragraph-rsid="002a4ed7"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ato Medium" fo:font-size="12pt" fo:font-weight="normal" officeooo:rsid="002ba692" officeooo:paragraph-rsid="002ba692"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ato Medium" fo:font-size="12pt" fo:font-weight="normal" officeooo:rsid="002be801" officeooo:paragraph-rsid="002be80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font-name="Lato Medium" fo:font-size="12pt" fo:font-weight="normal" officeooo:rsid="001fa9a8" officeooo:paragraph-rsid="002cbb63" style:font-size-asian="10.5pt" style:font-weight-asian="normal" style:font-size-complex="12pt" style:font-weight-complex="normal"/>
    </style:style>
    <style:style style:name="P23" style:family="paragraph" style:parent-style-name="Standard" style:list-style-name="L1">
      <style:paragraph-properties fo:text-align="justify" style:justify-single-word="false"/>
      <style:text-properties fo:font-size="12pt" officeooo:rsid="001ec44f" officeooo:paragraph-rsid="001ec44f" style:font-size-asian="10.5pt" style:font-size-complex="12pt"/>
    </style:style>
    <style:style style:name="P24" style:family="paragraph" style:parent-style-name="Standard" style:list-style-name="L2">
      <style:paragraph-properties fo:text-align="justify" style:justify-single-word="false"/>
      <style:text-properties fo:font-size="12pt" officeooo:rsid="001ec44f" officeooo:paragraph-rsid="001fa9a8" style:font-size-asian="10.5pt" style:font-size-complex="12pt"/>
    </style:style>
    <style:style style:name="P25" style:family="paragraph" style:parent-style-name="Standard" style:list-style-name="L8">
      <style:paragraph-properties fo:text-align="justify" style:justify-single-word="false"/>
      <style:text-properties fo:font-size="12pt" officeooo:rsid="001ec44f" officeooo:paragraph-rsid="002cbb63" style:font-size-asian="10.5pt" style:font-size-complex="12pt"/>
    </style:style>
    <style:style style:name="P26" style:family="paragraph" style:parent-style-name="Standard" style:list-style-name="L9">
      <style:paragraph-properties fo:text-align="justify" style:justify-single-word="false"/>
      <style:text-properties fo:font-size="12pt" officeooo:rsid="001ec44f" officeooo:paragraph-rsid="002cbb63" style:font-size-asian="10.5pt" style:font-size-complex="12pt"/>
    </style:style>
    <style:style style:name="P27" style:family="paragraph" style:parent-style-name="Standard" style:list-style-name="L1">
      <style:paragraph-properties fo:text-align="justify" style:justify-single-word="false"/>
      <style:text-properties fo:font-size="12pt" officeooo:rsid="001fa9a8" officeooo:paragraph-rsid="001fa9a8" style:font-size-asian="10.5pt" style:font-size-complex="12pt"/>
    </style:style>
    <style:style style:name="P28" style:family="paragraph" style:parent-style-name="Standard" style:list-style-name="L3">
      <style:paragraph-properties fo:text-align="justify" style:justify-single-word="false"/>
      <style:text-properties fo:font-size="12pt" officeooo:rsid="001fa9a8" officeooo:paragraph-rsid="001fa9a8" style:font-size-asian="10.5pt" style:font-size-complex="12pt"/>
    </style:style>
    <style:style style:name="P29" style:family="paragraph" style:parent-style-name="Standard" style:list-style-name="L4">
      <style:paragraph-properties fo:text-align="justify" style:justify-single-word="false"/>
      <style:text-properties fo:font-size="12pt" officeooo:rsid="001fa9a8" officeooo:paragraph-rsid="001fa9a8" style:font-size-asian="10.5pt" style:font-size-complex="12pt"/>
    </style:style>
    <style:style style:name="P30" style:family="paragraph" style:parent-style-name="Standard" style:list-style-name="L11">
      <style:paragraph-properties fo:text-align="justify" style:justify-single-word="false"/>
      <style:text-properties fo:font-size="12pt" officeooo:rsid="001fa9a8" officeooo:paragraph-rsid="001fa9a8" style:font-size-asian="10.5pt" style:font-size-complex="12pt"/>
    </style:style>
    <style:style style:name="P31" style:family="paragraph" style:parent-style-name="Standard">
      <style:paragraph-properties fo:text-align="justify" style:justify-single-word="false"/>
      <style:text-properties fo:font-variant="normal" fo:text-transform="none" fo:color="#202124" loext:opacity="100%" style:font-name="Lato Medium" fo:font-size="12pt" fo:letter-spacing="normal" fo:font-style="normal" fo:font-weight="normal" officeooo:rsid="0025dc22" officeooo:paragraph-rsid="0027a75d"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202124" loext:opacity="100%" style:font-name="Lato Medium" fo:font-size="12pt" fo:letter-spacing="normal" fo:font-style="normal" fo:font-weight="normal" officeooo:rsid="0027a75d" officeooo:paragraph-rsid="0027a75d"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variant="normal" fo:text-transform="none" fo:color="#202124" loext:opacity="100%" style:font-name="Lato Medium" fo:font-size="12pt" fo:letter-spacing="normal" fo:font-style="normal" fo:font-weight="normal" officeooo:rsid="0027a75d" officeooo:paragraph-rsid="00380d28"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variant="normal" fo:text-transform="none" fo:color="#202124" loext:opacity="100%" style:text-line-through-style="none" style:text-line-through-type="none" style:font-name="Lato Medium1" fo:font-size="12pt" fo:letter-spacing="normal" fo:font-style="italic" fo:text-shadow="none" fo:font-weight="normal" officeooo:rsid="0025dc22" officeooo:paragraph-rsid="00380d28"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font-variant="normal" fo:text-transform="none" fo:color="#202124" loext:opacity="100%" style:text-line-through-style="none" style:text-line-through-type="none" style:font-name="Lato Medium1" fo:font-size="12pt" fo:letter-spacing="normal" fo:font-style="italic" fo:text-shadow="none" fo:font-weight="normal" officeooo:rsid="0027a75d" officeooo:paragraph-rsid="00380d28"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style:font-name="Lato Medium" fo:font-size="12pt" fo:font-weight="normal" officeooo:rsid="002a4ed7" officeooo:paragraph-rsid="002a4ed7" style:font-size-asian="10.5pt" style:font-weight-asian="normal" style:font-size-complex="12pt" style:font-weight-complex="normal"/>
    </style:style>
    <style:style style:name="P37" style:family="paragraph" style:parent-style-name="Standard" style:list-style-name="L5">
      <style:paragraph-properties fo:text-align="start" style:justify-single-word="false"/>
      <style:text-properties style:font-name="Lato Medium" fo:font-size="12pt" fo:font-weight="normal" officeooo:rsid="002a4ed7" officeooo:paragraph-rsid="002a4ed7" style:font-size-asian="10.5pt" style:font-weight-asian="normal" style:font-size-complex="12pt" style:font-weight-complex="normal"/>
    </style:style>
    <style:style style:name="P38" style:family="paragraph" style:parent-style-name="Standard" style:list-style-name="L5">
      <style:paragraph-properties fo:text-align="start" style:justify-single-word="false"/>
      <style:text-properties style:font-name="Lato Medium" fo:font-size="12pt" fo:font-weight="normal" officeooo:rsid="00289da4" officeooo:paragraph-rsid="002a4ed7"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style:font-name="Lato Medium" fo:font-size="12pt" fo:font-weight="normal" officeooo:rsid="00289da4" officeooo:paragraph-rsid="00289da4" style:font-size-asian="10.5pt" style:font-weight-asian="normal" style:font-size-complex="12pt" style:font-weight-complex="normal"/>
    </style:style>
    <style:style style:name="P40" style:family="paragraph" style:parent-style-name="Standard" style:list-style-name="L5">
      <style:paragraph-properties fo:text-align="start" style:justify-single-word="false"/>
      <style:text-properties style:font-name="Lato Medium" fo:font-size="12pt" fo:font-weight="normal" officeooo:rsid="002ba692" officeooo:paragraph-rsid="002ba692" style:font-size-asian="10.5pt" style:font-weight-asian="normal" style:font-size-complex="12pt" style:font-weight-complex="normal"/>
    </style:style>
    <style:style style:name="P41" style:family="paragraph" style:parent-style-name="Standard" style:list-style-name="L6">
      <style:paragraph-properties fo:text-align="start" style:justify-single-word="false"/>
      <style:text-properties style:font-name="Lato Medium" fo:font-size="12pt" fo:font-weight="normal" officeooo:rsid="002ba692" officeooo:paragraph-rsid="002ba692" style:font-size-asian="10.5pt" style:font-weight-asian="normal" style:font-size-complex="12pt" style:font-weight-complex="normal"/>
    </style:style>
    <style:style style:name="P42" style:family="paragraph" style:parent-style-name="Standard" style:list-style-name="L7">
      <style:paragraph-properties fo:text-align="start" style:justify-single-word="false"/>
      <style:text-properties style:font-name="Lato Medium" fo:font-size="12pt" fo:font-weight="normal" officeooo:rsid="002ba692" officeooo:paragraph-rsid="002ba692"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Lato Medium" fo:font-size="12pt" fo:font-weight="normal" officeooo:rsid="002ba692" officeooo:paragraph-rsid="002ba692" style:font-size-asian="10.5pt" style:font-weight-asian="normal" style:font-size-complex="12pt" style:font-weight-complex="normal"/>
    </style:style>
    <style:style style:name="P44" style:family="paragraph" style:parent-style-name="Standard" style:list-style-name="L7">
      <style:paragraph-properties fo:text-align="start" style:justify-single-word="false"/>
      <style:text-properties style:font-name="Lato Medium" fo:font-size="12pt" fo:font-weight="normal" officeooo:rsid="002be801" officeooo:paragraph-rsid="002be801"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Lato Medium" fo:font-size="12pt" fo:font-weight="normal" officeooo:rsid="002be801" officeooo:paragraph-rsid="002be801"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style:font-name="Lato Medium" fo:font-size="12pt" fo:font-weight="normal" officeooo:rsid="002be801" officeooo:paragraph-rsid="002cbb63"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style:font-name="Lato Medium" fo:font-size="12pt" fo:font-weight="normal" officeooo:rsid="002cbb63" officeooo:paragraph-rsid="002cbb63"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style:font-name="Lato Medium" fo:font-size="12pt" fo:font-weight="normal" officeooo:rsid="002f074b" officeooo:paragraph-rsid="002f074b"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style:font-name="Lato Medium" fo:font-size="12pt" fo:font-weight="normal" officeooo:rsid="002f074b" officeooo:paragraph-rsid="0030d684"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style:font-name="Lato Medium" fo:font-size="12pt" fo:font-weight="normal" officeooo:rsid="002f074b" officeooo:paragraph-rsid="00355ad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style:font-name="Lato Medium" fo:font-size="12pt" fo:font-weight="normal" officeooo:rsid="00365511" officeooo:paragraph-rsid="00365511" style:font-size-asian="10.5pt" style:font-weight-asian="normal" style:font-size-complex="12pt" style:font-weight-complex="normal"/>
    </style:style>
    <style:style style:name="P52" style:family="paragraph" style:parent-style-name="Standard" style:list-style-name="L25">
      <style:paragraph-properties fo:text-align="start" style:justify-single-word="false"/>
      <style:text-properties style:font-name="Lato Medium" fo:font-size="12pt" fo:font-weight="normal" officeooo:rsid="00365511" officeooo:paragraph-rsid="00365511"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style:font-name="Lato Medium" fo:font-size="12pt" fo:font-weight="normal" officeooo:rsid="0036cf02" officeooo:paragraph-rsid="0036cf02" style:font-size-asian="10.5pt" style:font-weight-asian="normal" style:font-size-complex="12pt" style:font-weight-complex="normal"/>
    </style:style>
    <style:style style:name="P54" style:family="paragraph" style:parent-style-name="Standard" style:list-style-name="L26">
      <style:paragraph-properties fo:text-align="start" style:justify-single-word="false"/>
      <style:text-properties style:font-name="Lato Medium" fo:font-size="12pt" fo:font-weight="normal" officeooo:rsid="0036cf02" officeooo:paragraph-rsid="0036cf02"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style:font-name="Lato Medium" fo:font-size="12pt" fo:font-weight="normal" officeooo:rsid="00380d28" officeooo:paragraph-rsid="00380d28"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style:font-name="Lato Medium" fo:font-size="12pt" fo:font-weight="normal" officeooo:paragraph-rsid="0030d684"/>
    </style:style>
    <style:style style:name="P57" style:family="paragraph" style:parent-style-name="Standard">
      <style:paragraph-properties fo:text-align="start" style:justify-single-word="false"/>
      <style:text-properties style:font-name="Lato Medium" fo:font-size="12pt" fo:font-weight="normal" officeooo:paragraph-rsid="00355ad1"/>
    </style:style>
    <style:style style:name="P58" style:family="paragraph" style:parent-style-name="Standard">
      <style:paragraph-properties fo:text-align="start" style:justify-single-word="false"/>
      <style:text-properties style:font-name="Lato Medium" fo:font-size="12pt" fo:font-weight="bold" officeooo:rsid="00289da4" officeooo:paragraph-rsid="00289da4" style:font-size-asian="10.5pt" style:font-weight-asian="bold" style:font-size-complex="12pt" style:font-weight-complex="bold"/>
    </style:style>
    <style:style style:name="P59" style:family="paragraph" style:parent-style-name="Standard">
      <style:paragraph-properties fo:text-align="start" style:justify-single-word="false"/>
      <style:text-properties style:font-name="Lato Medium" fo:font-size="12pt" fo:font-weight="bold" officeooo:rsid="00364b0e" officeooo:paragraph-rsid="00364b0e" style:font-size-asian="10.5pt" style:font-weight-asian="bold" style:font-size-complex="12pt" style:font-weight-complex="bold"/>
    </style:style>
    <style:style style:name="P60" style:family="paragraph" style:parent-style-name="Standard" style:list-style-name="L23">
      <style:paragraph-properties fo:text-align="start" style:justify-single-word="false"/>
      <style:text-properties style:font-name="Lato Medium" fo:font-size="12pt" fo:font-weight="bold" officeooo:rsid="00364b0e" officeooo:paragraph-rsid="00364b0e" style:font-size-asian="10.5pt" style:font-weight-asian="bold" style:font-size-complex="12pt" style:font-weight-complex="bold"/>
    </style:style>
    <style:style style:name="P61" style:family="paragraph" style:parent-style-name="Standard" style:list-style-name="L24">
      <style:paragraph-properties fo:text-align="start" style:justify-single-word="false"/>
      <style:text-properties style:font-name="Lato Medium" fo:font-size="12pt" fo:font-weight="bold" officeooo:rsid="00365511" officeooo:paragraph-rsid="00365511" style:font-size-asian="10.5pt" style:font-weight-asian="bold" style:font-size-complex="12pt" style:font-weight-complex="bold"/>
    </style:style>
    <style:style style:name="P62" style:family="paragraph" style:parent-style-name="Standard">
      <style:paragraph-properties fo:text-align="start" style:justify-single-word="false"/>
      <style:text-properties style:font-name="Lato Medium" fo:font-size="12pt" fo:font-weight="bold" officeooo:rsid="00365511" officeooo:paragraph-rsid="00364b0e" style:font-size-asian="10.5pt" style:font-weight-asian="bold" style:font-size-complex="12pt" style:font-weight-complex="bold"/>
    </style:style>
    <style:style style:name="P63" style:family="paragraph" style:parent-style-name="Standard">
      <style:paragraph-properties fo:text-align="justify" style:justify-single-word="false"/>
      <style:text-properties style:font-name="Lato Medium" fo:font-size="12pt" fo:font-weight="bold" officeooo:paragraph-rsid="0037ef3b"/>
    </style:style>
    <style:style style:name="P64" style:family="paragraph" style:parent-style-name="Standard" style:list-style-name="L8">
      <style:paragraph-properties fo:text-align="justify" style:justify-single-word="false"/>
      <style:text-properties officeooo:paragraph-rsid="002cbb63"/>
    </style:style>
    <style:style style:name="P65" style:family="paragraph" style:parent-style-name="Standard" style:list-style-name="L9">
      <style:paragraph-properties fo:text-align="justify" style:justify-single-word="false"/>
      <style:text-properties officeooo:paragraph-rsid="002cbb63"/>
    </style:style>
    <style:style style:name="P66" style:family="paragraph" style:parent-style-name="Standard" style:list-style-name="L16">
      <style:paragraph-properties fo:text-align="justify" style:justify-single-word="false"/>
      <style:text-properties officeooo:paragraph-rsid="002cbb63"/>
    </style:style>
    <style:style style:name="P67" style:family="paragraph" style:parent-style-name="Standard">
      <style:paragraph-properties fo:text-align="justify" style:justify-single-word="false"/>
      <style:text-properties style:font-name="Lato Medium1" fo:font-size="12pt" fo:font-weight="normal" officeooo:rsid="002cbb63" officeooo:paragraph-rsid="002cbb63" style:font-size-asian="10.5pt" style:font-weight-asian="normal" style:font-size-complex="12pt" style:font-weight-complex="normal"/>
    </style:style>
    <style:style style:name="P68" style:family="paragraph" style:parent-style-name="Standard" style:list-style-name="L17">
      <style:paragraph-properties fo:text-align="justify" style:justify-single-word="false"/>
      <style:text-properties style:font-name="Lato Medium1" fo:font-size="12pt" fo:font-weight="normal" officeooo:rsid="002cbb63" officeooo:paragraph-rsid="002cbb63" style:font-size-asian="10.5pt" style:font-weight-asian="normal" style:font-size-complex="12pt" style:font-weight-complex="normal"/>
    </style:style>
    <style:style style:name="P69" style:family="paragraph" style:parent-style-name="Standard" style:list-style-name="L12">
      <style:paragraph-properties fo:text-align="justify" style:justify-single-word="false"/>
      <style:text-properties style:font-name="Lato Medium1" fo:font-size="12pt" fo:font-weight="normal" officeooo:rsid="002e4f0c" officeooo:paragraph-rsid="002e4f0c" style:font-size-asian="10.5pt" style:font-weight-asian="normal" style:font-size-complex="12pt" style:font-weight-complex="normal"/>
    </style:style>
    <style:style style:name="P70" style:family="paragraph" style:parent-style-name="Standard" style:list-style-name="L18">
      <style:paragraph-properties fo:text-align="justify" style:justify-single-word="false"/>
      <style:text-properties style:font-name="Lato Medium1" fo:font-size="12pt" fo:font-weight="normal" officeooo:rsid="002e4f0c" officeooo:paragraph-rsid="002e4f0c" style:font-size-asian="10.5pt" style:font-weight-asian="normal" style:font-size-complex="12pt" style:font-weight-complex="normal"/>
    </style:style>
    <style:style style:name="P71" style:family="paragraph" style:parent-style-name="Standard" style:list-style-name="L22">
      <style:paragraph-properties fo:text-align="justify" style:justify-single-word="false"/>
      <style:text-properties style:font-name="Lato Medium1" fo:font-size="12pt" fo:font-weight="normal" officeooo:rsid="002f074b" officeooo:paragraph-rsid="002f074b" style:font-size-asian="10.5pt" style:font-weight-asian="normal" style:font-size-complex="12pt" style:font-weight-complex="normal"/>
    </style:style>
    <style:style style:name="P72" style:family="paragraph" style:parent-style-name="Standard" style:list-style-name="L15">
      <style:paragraph-properties fo:text-align="justify" style:justify-single-word="false"/>
      <style:text-properties style:font-name="Liberation Serif" fo:font-size="12pt" fo:font-weight="normal" officeooo:rsid="002cbb63" officeooo:paragraph-rsid="002e4f0c" style:font-size-asian="10.5pt" style:font-weight-asian="normal" style:font-size-complex="12pt" style:font-weight-complex="normal"/>
    </style:style>
    <style:style style:name="P73" style:family="paragraph" style:parent-style-name="Standard" style:list-style-name="L21">
      <style:paragraph-properties fo:text-align="justify" style:justify-single-word="false"/>
      <style:text-properties style:font-name="Liberation Serif" fo:font-size="12pt" fo:font-weight="normal" officeooo:rsid="002f074b" officeooo:paragraph-rsid="002f074b" style:font-size-asian="10.5pt" style:font-weight-asian="normal" style:font-size-complex="12pt" style:font-weight-complex="normal"/>
    </style:style>
    <style:style style:name="P74" style:family="paragraph" style:parent-style-name="Standard" style:list-style-name="L15">
      <style:paragraph-properties fo:text-align="justify" style:justify-single-word="false"/>
      <style:text-properties style:font-name="Liberation Serif" fo:font-size="12pt" fo:font-weight="normal" officeooo:rsid="002f074b" officeooo:paragraph-rsid="002f074b" style:font-size-asian="10.5pt" style:font-weight-asian="normal" style:font-size-complex="12pt" style:font-weight-complex="normal"/>
    </style:style>
    <style:style style:name="P75" style:family="paragraph" style:parent-style-name="Standard" style:list-style-name="L21">
      <style:paragraph-properties fo:text-align="justify" style:justify-single-word="false"/>
      <style:text-properties style:font-name="Liberation Serif" fo:font-size="12pt" fo:font-weight="normal" officeooo:rsid="00355ad1" officeooo:paragraph-rsid="00355ad1"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Lato Medium1" fo:font-size="12pt" fo:font-style="normal" fo:font-weight="normal" officeooo:rsid="0037ef3b" officeooo:paragraph-rsid="0037ef3b"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ato Medium1" fo:font-size="12pt" fo:font-style="normal" fo:font-weight="normal" officeooo:rsid="00380d28" officeooo:paragraph-rsid="00380d28"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text-line-through-style="none" style:text-line-through-type="none" style:font-name="Lato Medium" fo:font-size="12pt" fo:font-style="normal" fo:text-shadow="none" fo:font-weight="normal" officeooo:rsid="0027a75d" officeooo:paragraph-rsid="0037ef3b"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justify" style:justify-single-word="false"/>
      <style:text-properties style:text-line-through-style="none" style:text-line-through-type="none" style:font-name="Lato Medium" fo:font-size="12pt" fo:font-style="normal" fo:text-shadow="none" fo:font-weight="normal" officeooo:paragraph-rsid="0037ef3b" style:font-style-asian="normal" style:font-weight-asian="normal" style:font-style-complex="normal" style:font-weight-complex="normal"/>
    </style:style>
    <style:style style:name="P80" style:family="paragraph" style:parent-style-name="Standard">
      <style:paragraph-properties fo:text-align="justify" style:justify-single-word="false"/>
      <style:text-properties style:text-line-through-style="none" style:text-line-through-type="none" style:font-name="Lato Medium" fo:font-size="12pt" fo:font-style="normal" fo:text-shadow="none" fo:font-weight="normal" officeooo:rsid="00380d28" officeooo:paragraph-rsid="00380d28" style:font-style-asian="normal" style:font-weight-asian="normal" style:font-style-complex="normal" style:font-weight-complex="normal"/>
    </style:style>
    <style:style style:name="P81" style:family="paragraph" style:parent-style-name="Standard">
      <style:paragraph-properties fo:text-align="justify" style:justify-single-word="false"/>
      <style:text-properties style:text-line-through-style="none" style:text-line-through-type="none" style:font-name="Lato Medium1" fo:font-size="12pt" fo:font-style="normal" fo:text-shadow="none" fo:font-weight="normal" officeooo:rsid="0023490b" officeooo:paragraph-rsid="0025dc22" style:font-size-asian="12pt" style:font-style-asian="normal" style:font-weight-asian="normal" style:font-size-complex="12pt" style:font-style-complex="normal" style:font-weight-complex="normal"/>
    </style:style>
    <style:style style:name="P82" style:family="paragraph" style:parent-style-name="Standard">
      <style:paragraph-properties fo:text-align="justify" style:justify-single-word="false"/>
      <style:text-properties style:text-line-through-style="none" style:text-line-through-type="none" style:font-name="Lato Medium1" fo:font-size="12pt" fo:font-style="normal" fo:text-shadow="none" fo:font-weight="normal" officeooo:rsid="0037ef3b" officeooo:paragraph-rsid="0037ef3b" style:font-size-asian="12pt" style:font-style-asian="normal" style:font-weight-asian="normal" style:font-size-complex="12pt" style:font-style-complex="normal" style:font-weight-complex="normal"/>
    </style:style>
    <style:style style:name="P83" style:family="paragraph" style:parent-style-name="Standard">
      <style:paragraph-properties fo:text-align="justify" style:justify-single-word="false"/>
      <style:text-properties style:text-line-through-style="none" style:text-line-through-type="none" style:font-name="Lato Medium1" fo:font-size="12pt" fo:font-style="italic" fo:text-shadow="none" fo:font-weight="normal" officeooo:rsid="0025dc22" officeooo:paragraph-rsid="00380d28" style:font-size-asian="12pt" style:font-style-asian="italic" style:font-weight-asian="normal" style:font-size-complex="12pt" style:font-style-complex="italic" style:font-weight-complex="normal"/>
    </style:style>
    <style:style style:name="T1" style:family="text">
      <style:text-properties officeooo:rsid="001fa9a8"/>
    </style:style>
    <style:style style:name="T2" style:family="text">
      <style:text-properties fo:font-size="12pt" officeooo:rsid="001ec44f" style:font-size-asian="10.5pt" style:font-size-complex="12pt"/>
    </style:style>
    <style:style style:name="T3" style:family="text">
      <style:text-properties fo:font-size="12pt" officeooo:rsid="002cbb63" style:font-size-asian="10.5pt" style:font-size-complex="12pt"/>
    </style:style>
    <style:style style:name="T4" style:family="text">
      <style:text-properties fo:font-size="12pt" officeooo:rsid="001fa9a8" style:font-size-asian="10.5pt" style:font-size-complex="12pt"/>
    </style:style>
    <style:style style:name="T5" style:family="text">
      <style:text-properties style:font-name="Lato Medium"/>
    </style:style>
    <style:style style:name="T6" style:family="text">
      <style:text-properties style:font-name="Lato Medium" fo:font-weight="bold" style:font-weight-asian="bold" style:font-weight-complex="bold"/>
    </style:style>
    <style:style style:name="T7" style:family="text">
      <style:text-properties style:font-name="Lato Medium" fo:font-weight="normal" style:font-weight-asian="normal" style:font-weight-complex="normal"/>
    </style:style>
    <style:style style:name="T8" style:family="text">
      <style:text-properties style:font-name="Lato Medium" fo:font-size="12pt" fo:font-weight="normal" officeooo:rsid="002cbb63" style:font-size-asian="10.5pt" style:font-weight-asian="normal" style:font-size-complex="12pt" style:font-weight-complex="normal"/>
    </style:style>
    <style:style style:name="T9" style:family="text">
      <style:text-properties fo:font-weight="bold" style:font-weight-asian="bold" style:font-weight-complex="bold"/>
    </style:style>
    <style:style style:name="T10" style:family="text">
      <style:text-properties fo:font-weight="bold" style:font-size-asian="12pt"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217707" style:font-weight-asian="normal" style:font-weight-complex="normal"/>
    </style:style>
    <style:style style:name="T13" style:family="text">
      <style:text-properties fo:font-weight="normal" officeooo:rsid="002be801" style:font-weight-asian="normal" style:font-weight-complex="normal"/>
    </style:style>
    <style:style style:name="T14" style:family="text">
      <style:text-properties fo:font-weight="normal" officeooo:rsid="002cbb63" style:font-weight-asian="normal" style:font-weight-complex="normal"/>
    </style:style>
    <style:style style:name="T15" style:family="text">
      <style:text-properties fo:font-weight="normal" officeooo:rsid="002e4f0c" style:font-weight-asian="normal" style:font-weight-complex="normal"/>
    </style:style>
    <style:style style:name="T16" style:family="text">
      <style:text-properties fo:font-weight="normal" officeooo:rsid="00217707" style:font-size-asian="10.5pt" style:font-weight-asian="normal" style:font-size-complex="12pt" style:font-weight-complex="normal"/>
    </style:style>
    <style:style style:name="T17" style:family="text">
      <style:text-properties fo:font-variant="normal" fo:text-transform="none" fo:color="#222222" loext:opacity="100%" style:font-name="Lato Medium1" fo:letter-spacing="normal" officeooo:rsid="0023490b" style:font-size-asian="12pt" style:font-size-complex="12pt"/>
    </style:style>
    <style:style style:name="T18" style:family="text">
      <style:text-properties fo:font-variant="normal" fo:text-transform="none" fo:color="#222222" loext:opacity="100%" style:font-name="Lato Medium1" fo:letter-spacing="normal" officeooo:rsid="0037ef3b" style:font-size-asian="12pt" style:font-size-complex="12pt"/>
    </style:style>
    <style:style style:name="T19" style:family="text">
      <style:text-properties fo:font-variant="normal" fo:text-transform="none" fo:color="#202124" loext:opacity="100%" fo:letter-spacing="normal"/>
    </style:style>
    <style:style style:name="T20" style:family="text">
      <style:text-properties fo:font-variant="normal" fo:text-transform="none" fo:color="#202124" loext:opacity="100%" fo:letter-spacing="normal" fo:font-style="normal"/>
    </style:style>
    <style:style style:name="T21" style:family="text">
      <style:text-properties fo:font-variant="normal" fo:text-transform="none" fo:color="#202124" loext:opacity="100%" fo:letter-spacing="normal" fo:font-style="normal" fo:font-weight="normal" officeooo:rsid="0027a75d" style:font-size-asian="10.5pt" style:font-weight-asian="normal" style:font-size-complex="12pt" style:font-weight-complex="normal"/>
    </style:style>
    <style:style style:name="T22" style:family="text">
      <style:text-properties fo:font-variant="normal" fo:text-transform="none" fo:color="#202124" loext:opacity="100%" fo:letter-spacing="normal" fo:font-style="normal" fo:font-weight="normal" officeooo:rsid="00289da4" style:font-size-asian="10.5pt" style:font-weight-asian="normal" style:font-size-complex="12pt" style:font-weight-complex="normal"/>
    </style:style>
    <style:style style:name="T23" style:family="text">
      <style:text-properties fo:font-variant="normal" fo:text-transform="none" fo:color="#202124" loext:opacity="100%" fo:letter-spacing="normal" fo:font-style="normal" fo:font-weight="normal" officeooo:rsid="0037ef3b" style:font-size-asian="10.5pt" style:font-weight-asian="normal" style:font-size-complex="12pt" style:font-weight-complex="normal"/>
    </style:style>
    <style:style style:name="T24" style:family="text">
      <style:text-properties fo:font-variant="normal" fo:text-transform="none" fo:color="#202124" loext:opacity="100%" fo:letter-spacing="normal" fo:font-style="normal" fo:font-weight="normal" officeooo:rsid="00217707" style:font-size-asian="10.5pt" style:font-weight-asian="normal" style:font-size-complex="12pt" style:font-weight-complex="normal"/>
    </style:style>
    <style:style style:name="T25" style:family="text">
      <style:text-properties fo:font-variant="normal" fo:text-transform="none" fo:color="#202124" loext:opacity="100%" fo:letter-spacing="normal" fo:font-style="normal" officeooo:rsid="0025dc22"/>
    </style:style>
    <style:style style:name="T26" style:family="text">
      <style:text-properties fo:font-variant="normal" fo:text-transform="none" fo:color="#202124" loext:opacity="100%" fo:letter-spacing="normal" fo:font-style="normal" officeooo:rsid="002a1715"/>
    </style:style>
    <style:style style:name="T27" style:family="text">
      <style:text-properties fo:font-variant="normal" fo:text-transform="none" fo:color="#202124" loext:opacity="100%" fo:letter-spacing="normal" officeooo:rsid="00289da4"/>
    </style:style>
    <style:style style:name="T28" style:family="text">
      <style:text-properties fo:font-variant="normal" fo:text-transform="none" fo:color="#202124" loext:opacity="100%" fo:letter-spacing="normal" officeooo:rsid="0025dc22"/>
    </style:style>
    <style:style style:name="T29" style:family="text">
      <style:text-properties fo:font-variant="normal" fo:text-transform="none" fo:color="#202124" loext:opacity="100%" fo:letter-spacing="normal" officeooo:rsid="0027a75d"/>
    </style:style>
    <style:style style:name="T30" style:family="text">
      <style:text-properties fo:font-variant="normal" fo:text-transform="none" fo:color="#202124" loext:opacity="100%" fo:letter-spacing="normal" officeooo:rsid="0037ef3b"/>
    </style:style>
    <style:style style:name="T31" style:family="text">
      <style:text-properties fo:font-variant="normal" fo:text-transform="none" fo:color="#202124" loext:opacity="100%" fo:letter-spacing="normal" officeooo:rsid="00289da4" style:font-size-asian="10.5pt" style:font-size-complex="12pt"/>
    </style:style>
    <style:style style:name="T32" style:family="text">
      <style:text-properties fo:font-variant="normal" fo:text-transform="none" fo:color="#202124" loext:opacity="100%" style:text-line-through-style="none" style:text-line-through-type="none" fo:letter-spacing="normal" fo:text-shadow="none" style:font-style-asian="normal" style:font-style-complex="normal"/>
    </style:style>
    <style:style style:name="T33" style:family="text">
      <style:text-properties fo:font-variant="normal" fo:text-transform="none" fo:color="#202124" loext:opacity="100%" style:text-line-through-style="none" style:text-line-through-type="none" fo:letter-spacing="normal" fo:text-shadow="none" officeooo:rsid="0025dc22" style:font-style-asian="normal" style:font-style-complex="normal"/>
    </style:style>
    <style:style style:name="T34" style:family="text">
      <style:text-properties fo:font-variant="normal" fo:text-transform="none" fo:color="#202124" loext:opacity="100%" style:text-line-through-style="none" style:text-line-through-type="none" fo:letter-spacing="normal" fo:text-shadow="none" officeooo:rsid="00380d28" style:font-style-asian="normal" style:font-style-complex="normal"/>
    </style:style>
    <style:style style:name="T35" style:family="text">
      <style:text-properties fo:font-variant="normal" fo:text-transform="none" fo:color="#202124" loext:opacity="100%" style:text-line-through-style="none" style:text-line-through-type="none" style:font-name="inherit" fo:font-size="21pt" fo:letter-spacing="normal" fo:language="en" fo:country="US" fo:text-shadow="none" officeooo:rsid="00380d28" style:font-style-asian="normal" style:font-style-complex="normal"/>
    </style:style>
    <style:style style:name="T36" style:family="text">
      <style:text-properties officeooo:rsid="002a1715"/>
    </style:style>
    <style:style style:name="T37" style:family="text">
      <style:text-properties officeooo:rsid="002a4497"/>
    </style:style>
    <style:style style:name="T38" style:family="text">
      <style:text-properties officeooo:rsid="002a4ed7"/>
    </style:style>
    <style:style style:name="T39" style:family="text">
      <style:text-properties officeooo:rsid="002be801"/>
    </style:style>
    <style:style style:name="T40" style:family="text">
      <style:text-properties officeooo:rsid="0030d684"/>
    </style:style>
    <style:style style:name="T41" style:family="text">
      <style:text-properties officeooo:rsid="0030d684" style:font-size-asian="10.5pt" style:font-weight-asian="normal" style:font-size-complex="12pt" style:font-weight-complex="normal"/>
    </style:style>
    <style:style style:name="T42" style:family="text">
      <style:text-properties officeooo:rsid="002f074b" style:font-size-asian="10.5pt" style:font-weight-asian="normal" style:font-size-complex="12pt" style:font-weight-complex="normal"/>
    </style:style>
    <style:style style:name="T43" style:family="text">
      <style:text-properties officeooo:rsid="00321a5c" style:font-size-asian="10.5pt" style:font-weight-asian="normal" style:font-size-complex="12pt" style:font-weight-complex="normal"/>
    </style:style>
    <style:style style:name="T44" style:family="text">
      <style:text-properties officeooo:rsid="003419c2" style:font-size-asian="10.5pt" style:font-weight-asian="normal" style:font-size-complex="12pt" style:font-weight-complex="normal"/>
    </style:style>
    <style:style style:name="T45" style:family="text">
      <style:text-properties officeooo:rsid="00355ad1" style:font-size-asian="10.5pt" style:font-weight-asian="normal" style:font-size-complex="12pt" style:font-weight-complex="normal"/>
    </style:style>
    <style:style style:name="T46" style:family="text">
      <style:text-properties officeooo:rsid="00217707" style:font-size-asian="10.5pt" style:font-size-complex="12pt"/>
    </style:style>
    <style:style style:name="T47" style:family="text">
      <style:text-properties officeooo:rsid="003419c2"/>
    </style:style>
    <style:style style:name="T48" style:family="text">
      <style:text-properties officeooo:rsid="00355ad1"/>
    </style:style>
    <style:style style:name="T49" style:family="text">
      <style:text-properties officeooo:rsid="0036cf02"/>
    </style:style>
    <style:style style:name="T50" style:family="text">
      <style:text-properties officeooo:rsid="0037ef3b"/>
    </style:style>
    <style:style style:name="T51" style:family="text">
      <style:text-properties style:font-name="Lato Medium1" style:font-size-asian="12pt" style:font-size-complex="12pt"/>
    </style:style>
    <style:style style:name="T52" style:family="text">
      <style:text-properties style:font-name="Lato Medium1" officeooo:rsid="002309af" style:font-size-asian="12pt" style:font-size-complex="12pt"/>
    </style:style>
    <style:style style:name="T53" style:family="text">
      <style:text-properties style:font-name="Lato Medium1" officeooo:rsid="00230f47" style:font-size-asian="12pt" style:font-size-complex="12pt"/>
    </style:style>
    <style:style style:name="T54" style:family="text">
      <style:text-properties style:font-name="Lato Medium1" officeooo:rsid="0023490b" style:font-size-asian="12pt" style:font-size-complex="12pt"/>
    </style:style>
    <style:style style:name="T55" style:family="text">
      <style:text-properties style:font-name="Lato Medium1" officeooo:rsid="0037ef3b" style:font-size-asian="12pt" style:font-size-complex="12pt"/>
    </style:style>
    <style:style style:name="T56" style:family="text">
      <style:text-properties officeooo:rsid="00217707"/>
    </style:style>
    <style:style style:name="T57" style:family="text">
      <style:text-properties style:text-line-through-style="none" style:text-line-through-type="none" fo:text-shadow="none"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ife of Loader</text:p>
      <text:p text:style-name="P2"/>
      <text:p text:style-name="P2">Ten pager</text:p>
      <text:p text:style-name="P2"/>
      <text:p text:style-name="P3"><text:span text:style-name="T10">Game title</text:span> Life of Loader.</text:p>
      <text:p text:style-name="P3"/>
      <text:p text:style-name="P6">Games mechanics:</text:p>
      <text:list xml:id="list2039165862" text:style-name="L1">
        <text:list-item>
          <text:p text:style-name="P23">Unloading trucks. (Take rofla and unload trucks as fast and carefully as possible</text:p>
        </text:list-item>
        <text:list-item>
          <text:p text:style-name="P23">Load trucks. (During game you will have some trash and bad goodies for loading in truck)</text:p>
        </text:list-item>
        <text:list-item>
          <text:p text:style-name="P23">Managing storage. It’s include such activities as:</text:p>
        </text:list-item>
      </text:list>
      <text:list xml:id="list887358592" text:style-name="L2">
        <text:list-item>
          <text:p text:style-name="P24">moving boxes</text:p>
        </text:list-item>
        <text:list-item>
          <text:p text:style-name="P24">opening boxes</text:p>
        </text:list-item>
        <text:list-item>
          <text:p text:style-name="P24">pressing trash</text:p>
        </text:list-item>
        <text:list-item>
          <text:p text:style-name="P24">collecting trash</text:p>
        </text:list-item>
        <text:list-item>
          <text:p text:style-name="P24">place managing </text:p>
        </text:list-item>
        <text:list-item>
          <text:p text:style-name="P24">finding needed goods</text:p>
        </text:list-item>
        <text:list-item>
          <text:p text:style-name="P24"><text:span text:style-name="T2">counting </text:span><text:span text:style-name="T1">the goodies</text:span></text:p>
        </text:list-item>
      </text:list>
      <text:list xml:id="list170010330880991" text:continue-list="list2039165862" text:style-name="L1">
        <text:list-item>
          <text:p text:style-name="P27">Displaying goods in market</text:p>
        </text:list-item>
        <text:list-item>
          <text:p text:style-name="P27">Time managing, include this ones:</text:p>
        </text:list-item>
      </text:list>
      <text:list xml:id="list1775346892" text:style-name="L3">
        <text:list-item>
          <text:p text:style-name="P28">Learn </text:p>
        </text:list-item>
        <text:list-item>
          <text:p text:style-name="P28">Go to home</text:p>
        </text:list-item>
        <text:list-item>
          <text:p text:style-name="P28">Go to work</text:p>
        </text:list-item>
        <text:list-item>
          <text:p text:style-name="P28">Sleep</text:p>
        </text:list-item>
        <text:list-item>
          <text:p text:style-name="P28">Eat</text:p>
        </text:list-item>
        <text:list-item>
          <text:p text:style-name="P28">Talk</text:p>
        </text:list-item>
        <text:list-item>
          <text:p text:style-name="P28">Play</text:p>
        </text:list-item>
        <text:list-item>
          <text:p text:style-name="P28">Shop<text:span text:style-name="T36">p</text:span>ing</text:p>
        </text:list-item>
      </text:list>
      <text:p text:style-name="P4"><text:line-break/><text:span text:style-name="T9">Targeting audience:</text:span></text:p>
      <text:list xml:id="list45376205" text:style-name="L4">
        <text:list-item>
          <text:p text:style-name="P29">Average age <text:s/>16 – 24</text:p>
        </text:list-item>
        <text:list-item>
          <text:p text:style-name="P29">Teenagers and young adults</text:p>
        </text:list-item>
        <text:list-item>
          <text:p text:style-name="P29">Who have some problems with their life</text:p>
        </text:list-item>
        <text:list-item>
          <text:p text:style-name="P29">Non-confident </text:p>
        </text:list-item>
        <text:list-item>
          <text:p text:style-name="P29">Very impressive people</text:p>
        </text:list-item>
        <text:list-item>
          <text:p text:style-name="P29">Gamers</text:p>
        </text:list-item>
      </text:list>
      <text:p text:style-name="P8"/>
      <text:p text:style-name="P5"><text:span text:style-name="T6">Rating for PEGI</text:span><text:span text:style-name="T5"> 16</text:span></text:p>
      <text:p text:style-name="P13"/>
      <text:p text:style-name="P7"><text:span text:style-name="T5">Date of release: </text:span><text:span text:style-name="T7">05.01.2022</text:span></text:p>
      <text:p text:style-name="P14"/>
      <text:p text:style-name="P14"/>
      <text:p text:style-name="P14"/>
      <text:p text:style-name="P14"/>
      <text:p text:style-name="P14"/>
      <text:p text:style-name="P14"/>
      <text:p text:style-name="P14"/>
      <text:p text:style-name="P9"><text:soft-page-break/>Story.</text:p>
      <text:p text:style-name="P63"><text:span text:style-name="T16"><text:tab/></text:span><text:span text:style-name="T21">2 lines of story. First for working days. Second for personal life. </text:span><text:span text:style-name="T22">In first case will </text:span><text:span text:style-name="T23">present common structure of story telling. </text:span><text:span text:style-name="T24">In second case here will be such structure as 5 stage of acceptance </text:span><text:span text:style-name="T22">of what he is </text:span><text:span text:style-name="T24">. </text:span><text:span text:style-name="T22">(Denial Anger Bargaining Depression Acceptance)</text:span></text:p>
      <text:p text:style-name="P78"><text:span text:style-name="T27"/></text:p>
      <text:p text:style-name="P79"><text:span text:style-name="T46"><text:tab/></text:span><text:span text:style-name="T52">You are young men with your own code. You think you are along you’re good with that, you don’t need anyone, you think you can manage all your life and time by yourself without any help outside. And with that code you come in in game. You’re meet up <text:s/>with your colleague</text:span><text:span text:style-name="T55">s</text:span><text:span text:style-name="T52"> 6 cashier, <text:s/>2 admins and one main admin. And also with other loader. Main admin will tell you about your work and duty(tutorial). </text:span><text:span text:style-name="T53">It will take first 2 days. </text:span></text:p>
      <text:p text:style-name="P80"><text:span text:style-name="T53">F</text:span><text:span text:style-name="T51">irst 2 days. Tutorial how to work.[</text:span><text:span text:style-name="T31">Denial</text:span><text:span text:style-name="T51">]</text:span></text:p>
      <text:p text:style-name="P79"><text:span text:style-name="T54">Then next 8 days you will </text:span><text:span text:style-name="T17">get acquainted with all colleagues. </text:span><text:span text:style-name="T18">[Denial]</text:span></text:p>
      <text:p text:style-name="P81"><text:span text:style-name="T56">F</text:span>rom 10 day to 14 changing <text:span text:style-name="T19">attitude to you main admin</text:span><text:span text:style-name="T28">(More aggressive and disrespectful towards to main hero. </text:span><text:span text:style-name="T30">[Anger]</text:span></text:p>
      <text:p text:style-name="P82"><text:span text:style-name="T19">From 15 to 20 days. Try to make some good friend, and not to be along. As always [Bargaining]</text:span></text:p>
      <text:p text:style-name="P82"><text:span text:style-name="T19">From 21 to 29 days. Thinking like everyone are happy and only he one are unhappy. Thinking about suicide. [Depression]</text:span></text:p>
      <text:p text:style-name="P76"><text:span text:style-name="T32">30 day. He accept what he are what he love and that he cant be along anymore. [Acceptance]</text:span></text:p>
      <text:p text:style-name="P76"><text:span text:style-name="T33"><text:tab/></text:span><text:span text:style-name="T34">In the end he know what he love and what he want. He know and accept his limitations.</text:span></text:p>
      <text:p text:style-name="P77"><text:span text:style-name="T34">A</text:span><text:span text:style-name="T32">nd he will fight for his future, and will not commit suiside.</text:span></text:p>
      <text:p text:style-name="P32"/>
      <text:p text:style-name="P31"/>
      <text:p text:style-name="P11"><text:span text:style-name="T25">G</text:span><text:span text:style-name="T20">ame </text:span><text:span text:style-name="T26">flow</text:span><text:span text:style-name="T20">.</text:span></text:p>
      <text:p text:style-name="P18"><text:tab/>Life of Loader it’s simulator, story telling game. Where you have to managing all market stuff, quick displaying and quick unloading trucks for market, using your memory and place managing skills. Some times there is too many trucks, some times too few. <text:span text:style-name="T37">After work you get paid, how much, depending </text:span><text:span text:style-name="T38">on </text:span><text:span text:style-name="T37">how good you make your job. If you don’t have enough money you can go for a part-time job. </text:span></text:p>
      <text:p text:style-name="P19"><text:tab/>In the end final stocktaking, where you will find answer will you continue working in this market or not, also you can find answer about yourself and what you are, <text:span text:style-name="T38">and can he manage his time to finish his game project or not(</text:span><text:span text:style-name="T37">if he spend his time and his money, using brain</text:span><text:span text:style-name="T38">)</text:span>.</text:p>
      <text:p text:style-name="P17"/>
      <text:p text:style-name="P15"/>
      <text:p text:style-name="P15"/>
      <text:p text:style-name="P12">Main Character.</text:p>
      <text:p text:style-name="P15"/>
      <text:p text:style-name="P16"><text:tab/><text:span text:style-name="T38">Let’s talk about main character. </text:span></text:p>
      <text:p text:style-name="P36">He is: </text:p>
      <text:list xml:id="list4023271145" text:style-name="L5">
        <text:list-item>
          <text:p text:style-name="P37">21 year old </text:p>
        </text:list-item>
        <text:list-item>
          <text:p text:style-name="P38"><text:span text:style-name="T38">along</text:span><text:span text:style-name="T39">(but he has nice family)</text:span></text:p>
        </text:list-item>
        <text:list-item>
          <text:p text:style-name="P37">shy</text:p>
        </text:list-item>
        <text:list-item>
          <text:p text:style-name="P37">gloomy</text:p>
        </text:list-item>
        <text:list-item>
          <text:p text:style-name="P37">jealous</text:p>
        </text:list-item>
        <text:list-item>
          <text:p text:style-name="P37">thinking a lot </text:p>
        </text:list-item>
        <text:list-item>
          <text:p text:style-name="P37">speak little</text:p>
        </text:list-item>
        <text:list-item>
          <text:p text:style-name="P37">respectful to other </text:p>
        </text:list-item>
        <text:list-item>
          <text:p text:style-name="P37"><text:soft-page-break/>kind </text:p>
        </text:list-item>
        <text:list-item>
          <text:p text:style-name="P40">hardworking (at least he trying)</text:p>
        </text:list-item>
        <text:list-item>
          <text:p text:style-name="P40">under depression </text:p>
        </text:list-item>
        <text:list-item>
          <text:p text:style-name="P40">not drinking </text:p>
        </text:list-item>
        <text:list-item>
          <text:p text:style-name="P40">not smoking </text:p>
        </text:list-item>
      </text:list>
      <text:p text:style-name="P20"/>
      <text:p text:style-name="P55">What his thoughts:</text:p>
      <text:p text:style-name="P34"><text:tab/>He start thinking about loneliness and it was be nice if some one stand by his side… but he is along.</text:p>
      <text:p text:style-name="P34"><text:tab/>Confident in his own power and don’t need anyone </text:p>
      <text:p text:style-name="P34"><text:tab/>He is jealous toward young couple and lovers, he is jealous his colleague about their life (with husbands and children</text:p>
      <text:p text:style-name="P34"><text:tab/>He thinking a lot about his past, his old friend, about yourself what he did and what he does not.</text:p>
      <text:p text:style-name="P34"><text:tab/>He is masturbat<text:span text:style-name="T50">ing</text:span> when he can, he thinking about this ‘ action ‘</text:p>
      <text:p text:style-name="P34"><text:tab/>He try to rent an apartment, but he cant because he just afraid speaking with other people … and he know it’s a problem.</text:p>
      <text:p text:style-name="P34"><text:tab/>Almost every evening after work he decided to rent an apartment in morning but tomorrow he just feel so frustration and fear.</text:p>
      <text:p text:style-name="P34"><text:tab/>He try to smile in every situation and become more confident and be lifefull … but he fails every time.</text:p>
      <text:p text:style-name="P34"><text:tab/>And even when he learning he not confident what he is learning and will it be helpful in future.</text:p>
      <text:p text:style-name="P83"><text:span text:style-name="T19"><text:tab/>He’s thinking about other life, </text:span><text:span text:style-name="T29">if he continued <text:s/>to study on lawyer maybe he will be more happy , than now.</text:span></text:p>
      <text:p text:style-name="P35"><text:tab/>But he also thinking that he cant continued to study, because of money or <text:s/>because he just feel tired about knowledge which he can use in real life. </text:p>
      <text:p text:style-name="P35"><text:tab/>So because of that he start learning what he love, programming </text:p>
      <text:p text:style-name="P35"><text:tab/>He thinking a lot about his ability speak and express his filling other people(or not ability )</text:p>
      <text:p text:style-name="P33"/>
      <text:list xml:id="list170009840441520" text:continue-numbering="true" text:style-name="L5">
        <text:list-header>
          <text:p text:style-name="P40"/>
        </text:list-header>
      </text:list>
      <text:p text:style-name="P20">HERE IS IMAGE OF MAIN HERO</text:p>
      <text:p text:style-name="P20"/>
      <text:p text:style-name="P20">He’s background:</text:p>
      <text:list xml:id="list1116433852" text:style-name="L6">
        <text:list-item>
          <text:p text:style-name="P41">served in army </text:p>
        </text:list-item>
        <text:list-item>
          <text:p text:style-name="P41">studied law (do not finished) </text:p>
        </text:list-item>
        <text:list-item>
          <text:p text:style-name="P41">working in many places (restaurant, factory)</text:p>
        </text:list-item>
        <text:list-item>
          <text:p text:style-name="P41">try himself in advertising, shop assistant, waiter but faild.</text:p>
        </text:list-item>
      </text:list>
      <text:p text:style-name="P20">His appear in game after fired from factory by his own choice. Because he ha<text:span text:style-name="T39">s</text:span> not enough time for game project. </text:p>
      <text:p text:style-name="P20"/>
      <text:p text:style-name="P20">How his characteristics related to game play:</text:p>
      <text:list xml:id="list2923234347" text:style-name="L7">
        <text:list-item>
          <text:p text:style-name="P42">He speak little and because of this he can speak only few times for game day.</text:p>
        </text:list-item>
        <text:list-item>
          <text:p text:style-name="P42">He is hardworking and so, he can work all day without tiredness.</text:p>
        </text:list-item>
        <text:list-item>
          <text:p text:style-name="P44">Because of his family he receive SMS every day.</text:p>
        </text:list-item>
      </text:list>
      <text:p text:style-name="P21"/>
      <text:p text:style-name="P21"><text:soft-page-break/>Game control:</text:p>
      <text:list xml:id="list2824967430" text:style-name="L24">
        <text:list-item>
          <text:p text:style-name="P61"><text:span text:style-name="T11">moving </text:span></text:p>
        </text:list-item>
        <text:list-item>
          <text:p text:style-name="P61"><text:span text:style-name="T11">jumping</text:span></text:p>
        </text:list-item>
        <text:list-item>
          <text:p text:style-name="P61"><text:span text:style-name="T11">interacting </text:span></text:p>
          <text:list>
            <text:list-item>
              <text:p text:style-name="P61"><text:span text:style-name="T11">talk</text:span></text:p>
            </text:list-item>
            <text:list-item>
              <text:p text:style-name="P61"><text:span text:style-name="T11">pick up </text:span></text:p>
            </text:list-item>
            <text:list-item>
              <text:p text:style-name="P61"><text:span text:style-name="T11">drop</text:span></text:p>
            </text:list-item>
            <text:list-item>
              <text:p text:style-name="P61"><text:span text:style-name="T11">display </text:span></text:p>
            </text:list-item>
            <text:list-item>
              <text:p text:style-name="P61"><text:span text:style-name="T11">open box</text:span></text:p>
            </text:list-item>
          </text:list>
        </text:list-item>
      </text:list>
      <text:p text:style-name="P21">HERE IS IMAGE FOR GAME CONTROLING</text:p>
      <text:p text:style-name="P21"/>
      <text:p text:style-name="P12">Game play.</text:p>
      <text:p text:style-name="P15"/>
      <text:p text:style-name="P10"><text:span text:style-name="T12"><text:tab/></text:span><text:span text:style-name="T13">Game session divided on 30 days (levels). </text:span></text:p>
      <text:p text:style-name="P46"><text:tab/>Each day will continue 24 minutes.</text:p>
      <text:p text:style-name="P10"><text:span text:style-name="T13"><text:tab/></text:span><text:span text:style-name="T14">There is days for work and days for resting 2/2. But player can make more working days or more resting days, if he want of course. </text:span><text:span text:style-name="T15">Also between days will be such part(scenes) game when he walk to (from) home.</text:span></text:p>
      <text:p text:style-name="P47"/>
      <text:list xml:id="list3686694490" text:style-name="L16">
        <text:list-item>
          <text:p text:style-name="P66"><text:span text:style-name="T8">In working days you will have such activities as:</text:span></text:p>
        </text:list-item>
      </text:list>
      <text:p text:style-name="P47"><text:tab/></text:p>
      <text:list xml:id="list2868221500" text:style-name="L8">
        <text:list-item>
          <text:p text:style-name="P64"><text:span text:style-name="T2">Unloading trucks. (Take rofla and unload trucks as fast and carefully as possibl</text:span><text:span text:style-name="T3">e</text:span></text:p>
        </text:list-item>
        <text:list-item>
          <text:p text:style-name="P25">Load trucks. (During game you will have some trash and bad goodies for loading in truck)</text:p>
        </text:list-item>
        <text:list-item>
          <text:p text:style-name="P25">Managing storage. It’s include such activities as:</text:p>
        </text:list-item>
      </text:list>
      <text:list xml:id="list2174218598" text:style-name="L9">
        <text:list-item>
          <text:p text:style-name="P26">moving boxes</text:p>
        </text:list-item>
        <text:list-item>
          <text:p text:style-name="P26">opening boxes</text:p>
        </text:list-item>
        <text:list-item>
          <text:p text:style-name="P26">pressing trash</text:p>
        </text:list-item>
        <text:list-item>
          <text:p text:style-name="P26">collecting trash</text:p>
        </text:list-item>
        <text:list-item>
          <text:p text:style-name="P26">place managing </text:p>
        </text:list-item>
        <text:list-item>
          <text:p text:style-name="P26">finding needed goods</text:p>
        </text:list-item>
        <text:list-item>
          <text:p text:style-name="P65"><text:span text:style-name="T2">counting </text:span><text:span text:style-name="T4">the goodies</text:span></text:p>
        </text:list-item>
      </text:list>
      <text:list xml:id="list170009665773656" text:continue-list="list2868221500" text:style-name="L8">
        <text:list-item>
          <text:p text:style-name="P64"><text:span text:style-name="T4">Displaying goods in market<text:tab/></text:span></text:p>
        </text:list-item>
      </text:list>
      <text:p text:style-name="P22"><text:tab/></text:p>
      <text:p text:style-name="P22"/>
      <text:list xml:id="list3107096162" text:style-name="L17">
        <text:list-item>
          <text:p text:style-name="P68">In resting days you will have such activities as:</text:p>
        </text:list-item>
      </text:list>
      <text:list xml:id="list687427438" text:style-name="L12">
        <text:list-item>
          <text:p text:style-name="P69">Time management </text:p>
        </text:list-item>
      </text:list>
      <text:list xml:id="list283068552" text:style-name="L15">
        <text:list-item>
          <text:p text:style-name="P72">Sleep</text:p>
        </text:list-item>
        <text:list-item>
          <text:p text:style-name="P72">Eat</text:p>
        </text:list-item>
        <text:list-item>
          <text:p text:style-name="P72">Learning </text:p>
        </text:list-item>
        <text:list-item>
          <text:p text:style-name="P72">Make project</text:p>
        </text:list-item>
        <text:list-item>
          <text:p text:style-name="P72">Playing </text:p>
        </text:list-item>
        <text:list-item>
          <text:p text:style-name="P74">Watch YouTube and SocMedia</text:p>
        </text:list-item>
        <text:list-item>
          <text:p text:style-name="P72">Shopping</text:p>
        </text:list-item>
      </text:list>
      <text:list xml:id="list170009571601860" text:continue-list="list687427438" text:style-name="L12">
        <text:list-item>
          <text:p text:style-name="P69">Money management</text:p>
        </text:list-item>
      </text:list>
      <text:list xml:id="list2540320984" text:style-name="L22">
        <text:list-item>
          <text:p text:style-name="P71">Buy food</text:p>
        </text:list-item>
        <text:list-item>
          <text:p text:style-name="P71">Pay the rent </text:p>
        </text:list-item>
        <text:list-item>
          <text:p text:style-name="P71">Pay the electricity</text:p>
        </text:list-item>
        <text:list-item>
          <text:p text:style-name="P71"><text:soft-page-break/>Buy clothes </text:p>
        </text:list-item>
        <text:list-item>
          <text:p text:style-name="P71">Buy Learning materials</text:p>
        </text:list-item>
        <text:list-item>
          <text:p text:style-name="P71">Buy needed material for project </text:p>
        </text:list-item>
      </text:list>
      <text:p text:style-name="P67"/>
      <text:list xml:id="list562747131" text:style-name="L18">
        <text:list-item>
          <text:p text:style-name="P70">In a gap between days you will have such activities as:</text:p>
        </text:list-item>
      </text:list>
      <text:list xml:id="list762860933" text:style-name="L21">
        <text:list-item>
          <text:p text:style-name="P73">Listening a thoughts of main character.</text:p>
        </text:list-item>
        <text:list-item>
          <text:p text:style-name="P73">Thinking about other people(by click on them).</text:p>
        </text:list-item>
        <text:list-item>
          <text:p text:style-name="P75">Sometimes will be displaying mini-game for rising mood(using earphones). You have to just <text:s/>tap in right time. In right place.</text:p>
        </text:list-item>
      </text:list>
      <text:p text:style-name="P15"/>
      <text:p text:style-name="P48">This game aimed on Android OS. There is no specific requirement to hardware or capabilities.</text:p>
      <text:p text:style-name="P15"/>
      <text:p text:style-name="P12">Game world.</text:p>
      <text:p text:style-name="P12"/>
      <text:p text:style-name="P49"><text:tab/>Game world is <text:span text:style-name="T47">in </text:span>our present time. Hi-Tech, many poor people <text:span text:style-name="T47">with rich manner</text:span>, autumn with unpredictable weather. <text:span text:style-name="T47">In beginning of game weather will be dark and gloomy, sometimes <text:s/>with rain, but in the end weather will be shining and hopeful. </text:span></text:p>
      <text:p text:style-name="P50"><text:tab/><text:span text:style-name="T48">HERE IS IMAGE ABOUT CITY IN RAIN</text:span></text:p>
      <text:p text:style-name="P50"><text:tab/><text:span text:style-name="T48">HERE IS IMAGE ABOUT CITY IN GRAY CLOUDS</text:span></text:p>
      <text:p text:style-name="P50"><text:tab/><text:span text:style-name="T48">HERE IS IMAGE ABOUT CITY IN SHINING SOL</text:span></text:p>
      <text:p text:style-name="P50"><text:span text:style-name="T40"><text:tab/>Shop</text:span> is in a sity wich called <text:s/><text:span text:style-name="T40">BigB. In the past, this sity was a crime capital of country called “The Republick of Vivalka”. Now he’s more peaceful. No tall building than 10 floors.</text:span></text:p>
      <text:p text:style-name="P50"><text:tab/><text:span text:style-name="T48">HERE IS IMAGE ABOUT BUILDINGS IN THE SITY</text:span></text:p>
      <text:p text:style-name="P50"><text:span text:style-name="T47">About 200 thousand people in this sity. </text:span><text:span text:style-name="T40"><text:s/></text:span><text:span text:style-name="T47">About roads. In BigB it’s good but when you go to village, it’s a mess.</text:span></text:p>
      <text:p text:style-name="P57"><text:span text:style-name="T42"><text:tab/></text:span><text:span text:style-name="T41">The store itself is located in the hotel, on the ground floor. </text:span></text:p>
      <text:p text:style-name="P57"><text:span text:style-name="T42"><text:tab/></text:span><text:span text:style-name="T45">HERE IS IMAGE ABOUT HOTEL</text:span></text:p>
      <text:p text:style-name="P57"><text:span text:style-name="T41">Not a supermarket, but not a one-room store either. In the shop you can find such goodies as food, drink, toys, accessories, </text:span><text:span text:style-name="T44">household chemicals,</text:span><text:span text:style-name="T41"> tool for building, cloths, </text:span><text:span text:style-name="T43">a lot of girls stuff … </text:span><text:span text:style-name="T44">Near by two restaurant, so it’s loud.</text:span></text:p>
      <text:p text:style-name="P56"><text:span text:style-name="T44"><text:tab/>About home. He is placing in village, almost dead village. No young people are here anymore. Village surrounded by swamps and fields. It’s peaceful place but too peaceful for main hero.</text:span></text:p>
      <text:p text:style-name="P57"><text:span text:style-name="T42"><text:tab/></text:span><text:span text:style-name="T45">HERE IS IMAGE ABOUT HOME HOUSE</text:span></text:p>
      <text:p text:style-name="P50"><text:span text:style-name="T45"><text:tab/></text:span><text:span text:style-name="T48">HERE IS IMAGE ABOUT HOUSES ON THE BACKGROUND WITH <text:s/>SWAMPS</text:span></text:p>
      <text:p text:style-name="P49"><text:span text:style-name="T40"><text:s text:c="2"/></text:span></text:p>
      <text:p text:style-name="P59">Game experience.</text:p>
      <text:list xml:id="list3232533974" text:style-name="L23">
        <text:list-item>
          <text:p text:style-name="P60"><text:span text:style-name="T11">What does the player first see when <text:s/>they start the game ?</text:span></text:p>
        </text:list-item>
      </text:list>
      <text:p text:style-name="P59"><text:span text:style-name="T11">They will see cutscene about how main hero go to shop in hotel. </text:span></text:p>
      <text:list xml:id="list170011245598893" text:continue-numbering="true" text:style-name="L23">
        <text:list-item>
          <text:p text:style-name="P60"><text:span text:style-name="T11">What emotions/moods are mean toe be invoked by your game ?</text:span></text:p>
        </text:list-item>
      </text:list>
      <text:p text:style-name="P59"><text:span text:style-name="T11">Sadness and hope</text:span></text:p>
      <text:list xml:id="list170011269654871" text:continue-numbering="true" text:style-name="L23">
        <text:list-item>
          <text:p text:style-name="P60"><text:span text:style-name="T11">How is music and sound used to convey your game’s feel ?</text:span></text:p>
        </text:list-item>
        <text:list-item>
          <text:p text:style-name="P60"><text:span text:style-name="T11">How does the player navigate the shell of the game ? Include <text:s/>a simple glow chart diagram of how the player would navigate this interface ?</text:span></text:p>
        </text:list-item>
      </text:list>
      <text:p text:style-name="P62"><text:span text:style-name="T11"/></text:p>
      <text:p text:style-name="P12">Enemies.</text:p>
      <text:p text:style-name="P51">Type of enemies:</text:p>
      <text:list xml:id="list3078507934" text:style-name="L25">
        <text:list-item>
          <text:p text:style-name="P52"><text:soft-page-break/>Time. You will have not enough time for all your business </text:p>
        </text:list-item>
        <text:list-item>
          <text:p text:style-name="P52">Thief. They are will pick something and don’t pay for that. The main hero must have time to take them before they leave. <text:span text:style-name="T49">They will looks like a homeless and very drunk.</text:span></text:p>
        </text:list-item>
      </text:list>
      <text:p text:style-name="P15"/>
      <text:p text:style-name="P12">Cutscenes.</text:p>
      <text:p text:style-name="P12"/>
      <text:p text:style-name="P53">In game will be next cutscenes:</text:p>
      <text:list xml:id="list1452217104" text:style-name="L26">
        <text:list-item>
          <text:p text:style-name="P54">Introduction. In this cutscene, I will introduce main hero, city BigB and what he going to do (project developing, working, self destruction)</text:p>
        </text:list-item>
        <text:list-item>
          <text:p text:style-name="P54">Ending. In this cutscene, I will summarize all activities making by player, and give some hope for his future.</text:p>
        </text:list-item>
      </text:list>
      <text:p text:style-name="P15"/>
      <text:p text:style-name="P12">Additional. </text:p>
      <text:p text:style-name="P4"/>
      <text:p text:style-name="P4"/>
      <text:list xml:id="list2860153721" text:style-name="L11">
        <text:list-header>
          <text:p text:style-name="P30"/>
        </text:list-header>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Google Sans" svg:font-family="'Google Sans', arial, sans-serif"/>
    <style:font-face style:name="arial" svg:font-family="arial, sans-serif"/>
    <style:font-face style:name="inherit" svg:font-family="inherit"/>
    <style:font-face style:name="Liberation Mono" svg:font-family="'Liberation Mono'" style:font-family-generic="modern" style:font-pitch="fixed"/>
    <style:font-face style:name="Lato Medium" svg:font-family="'Lato Medium'" style:font-pitch="variable"/>
    <style:font-face style:name="Lato Medium1" svg:font-family="'Lato Medium'" style:font-adornments="Mediu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2T11:51:55.353888889</meta:creation-date>
    <dc:date>2021-09-23T17:00:09.255405054</dc:date>
    <meta:editing-duration>PT54M55S</meta:editing-duration>
    <meta:editing-cycles>9</meta:editing-cycles>
    <meta:generator>LibreOffice/7.0.4.2$Linux_X86_64 LibreOffice_project/00$Build-2</meta:generator>
    <meta:document-statistic meta:table-count="0" meta:image-count="0" meta:object-count="0" meta:page-count="6" meta:paragraph-count="169" meta:word-count="1619" meta:character-count="8644" meta:non-whitespace-character-count="7196"/>
  </office:meta>
</office:document-meta>
</file>